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RW Gothic L1" svg:font-family="'URW Gothic L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cc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draw:auto-grow-height="true" fo:min-height="4.665cm"/>
    </style:style>
    <style:style style:name="pr2" style:family="presentation" style:parent-style-name="Default-subtitle" style:list-style-name="L2">
      <style:graphic-properties draw:fill-color="#ffffff" fo:min-height="16.20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title">
      <style:graphic-properties fo:min-height="4.6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draw:fit-to-size="shrink-to-fit"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subtitle">
      <style:graphic-properties draw:fill-color="#ffffff" draw:auto-grow-height="true" fo:min-height="21.628cm"/>
    </style:style>
    <style:style style:name="P1" style:family="paragraph">
      <style:text-properties style:font-name="Impact" fo:font-size="80pt" fo:font-weight="normal" style:font-size-asian="66pt" style:font-weight-asian="normal" style:font-size-complex="66pt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2.5999984741211pt"/>
    </style:style>
    <style:style style:name="P4" style:family="paragraph">
      <style:text-properties style:font-name="Impact" fo:font-size="80pt" style:font-size-asian="66pt" style:font-size-complex="66pt"/>
    </style:style>
    <style:style style:name="P5" style:family="paragraph">
      <style:text-properties style:font-name="URW Gothic L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style:line-height-at-least="0.025cm">
        <style:tab-stops/>
      </style:paragraph-properties>
    </style:style>
    <style:style style:name="P8" style:family="paragraph">
      <style:paragraph-properties style:line-height-at-least="0.025cm">
        <style:tab-stops/>
      </style:paragraph-properties>
    </style:style>
    <style:style style:name="P9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42.5999984741211pt"/>
    </style:style>
    <style:style style:name="T1" style:family="text">
      <style:text-properties style:font-name="Impact" fo:font-size="80pt" fo:font-weight="normal" style:font-size-asian="66pt" style:font-weight-asian="normal" style:font-size-complex="66pt" style:font-weight-complex="normal"/>
    </style:style>
    <style:style style:name="T2" style:family="text">
      <style:text-properties style:font-name="URW Gothic L" fo:font-size="42.5999984741211pt"/>
    </style:style>
    <style:style style:name="T3" style:family="text">
      <style:text-properties style:font-name="Trebuchet MS" fo:font-size="36pt" style:font-size-asian="26pt" style:font-size-complex="26pt"/>
    </style:style>
    <style:style style:name="T4" style:family="text">
      <style:text-properties style:font-name="Impact" fo:font-size="80pt" style:font-size-asian="66pt" style:font-size-complex="66pt"/>
    </style:style>
    <style:style style:name="T5" style:family="text">
      <style:text-properties style:font-name="URW Gothic L"/>
    </style:style>
    <style:style style:name="T6" style:family="text">
      <style:text-properties style:font-name="Trebuchet MS"/>
    </style:style>
    <style:style style:name="T7" style:family="text">
      <style:text-properties style:font-name="URW Gothic L" fo:font-size="60pt" style:font-size-asian="48pt" style:font-size-complex="48pt"/>
    </style:style>
    <style:style style:name="T8" style:family="text">
      <style:text-properties style:font-name="Trebuchet MS" fo:font-size="44pt" style:font-size-asian="36pt" style:font-size-complex="36pt"/>
    </style:style>
    <style:style style:name="T9" style:family="text">
      <style:text-properties style:font-name="URW Gothic L" fo:font-size="26pt" style:letter-kerning="false" style:font-name-asian="DejaVu Sans" style:font-size-asian="26pt" style:font-name-complex="DejaVu Sans" style:font-size-complex="26pt"/>
    </style:style>
    <style:style style:name="T10" style:family="text">
      <style:text-properties style:font-name="URW Gothic L" fo:font-size="26pt" style:font-size-asian="26pt" style:font-size-complex="26pt"/>
    </style:style>
    <style:style style:name="T11" style:family="text">
      <style:text-properties style:font-name="URW Gothic L" fo:font-size="44pt" style:font-size-asian="44pt" style:font-size-complex="44pt"/>
    </style:style>
    <style:style style:name="T12" style:family="text">
      <style:text-properties style:font-name="Ubuntu Mono1" fo:font-size="44pt" style:letter-kerning="false" style:font-name-asian="DejaVu Sans" style:font-size-asian="44pt" style:font-name-complex="DejaVu Sans" style:font-size-complex="44pt"/>
    </style:style>
    <style:style style:name="T13" style:family="text">
      <style:text-properties style:font-name="Ubuntu Mono1" fo:font-size="44pt" style:font-size-asian="44pt" style:font-size-complex="44pt"/>
    </style:style>
    <style:style style:name="T14" style:family="text">
      <style:text-properties style:font-name="Ubuntu Mono1" fo:font-size="24pt" style:letter-kerning="false" style:font-name-asian="DejaVu Sans" style:font-size-asian="24pt" style:font-name-complex="DejaVu Sans" style:font-size-complex="24pt"/>
    </style:style>
    <style:style style:name="T15" style:family="text">
      <style:text-properties style:font-name="Liberation Serif" fo:font-size="24pt" style:letter-kerning="false" style:font-name-asian="DejaVu Sans" style:font-size-asian="24pt" style:font-name-complex="DejaVu Sans" style:font-size-complex="24pt"/>
    </style:style>
    <style:style style:name="T16" style:family="text">
      <style:text-properties style:font-name="Ubuntu Mono1" fo:font-size="22pt" style:letter-kerning="false" style:font-name-asian="DejaVu Sans" style:font-size-asian="22pt" style:font-name-complex="DejaVu Sans" style:font-size-complex="22pt"/>
    </style:style>
    <style:style style:name="T17" style:family="text">
      <style:text-properties style:font-name="Ubuntu Mono1" fo:font-size="22pt" style:font-size-asian="22pt" style:font-size-complex="22pt"/>
    </style:style>
    <style:style style:name="T18" style:family="text">
      <style:text-properties style:font-name="Ubuntu Mono1"/>
    </style:style>
    <style:style style:name="T19" style:family="text">
      <style:text-properties style:font-name="URW Gothic L" fo:font-size="42.5pt" style:font-size-asian="42.5pt" style:font-size-complex="42.5pt"/>
    </style:style>
    <style:style style:name="T20" style:family="text">
      <style:text-properties style:font-name="Impact" fo:font-size="88pt" style:font-size-asian="72pt" style:font-size-complex="72pt"/>
    </style:style>
    <style:style style:name="T21" style:family="text">
      <style:text-properties style:font-name="Ubuntu Mono1" fo:font-size="42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8.861cm" svg:height="4.665cm" svg:x="2.158cm" svg:y="1.113cm" presentation:class="title">
          <draw:text-box>
            <text:p><text:span text:style-name="T1">Installation</text:span></text:p>
          </draw:text-box>
        </draw:frame>
        <draw:frame presentation:style-name="pr2" draw:text-style-name="P3" draw:layer="layout" svg:width="23.242cm" svg:height="16.203cm" svg:x="2.158cm" svg:y="6.537cm" presentation:class="subtitle" presentation:user-transformed="true">
          <draw:text-box>
            <text:list text:style-name="L2">
              <text:list-item>
                <text:p text:style-name="P2"><text:span text:style-name="T2">Linux? </text:span></text:p>
                <text:list>
                  <text:list-item>
                    <text:list>
                      <text:list-item>
                        <text:p text:style-name="P2"><text:span text:style-name="T3">As easy as 'pip install supervisor'</text:span></text:p>
                        <text:p text:style-name="P2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Windows? </text:span></text:p>
                <text:list>
                  <text:list-item>
                    <text:list>
                      <text:list-item>
                        <text:p text:style-name="P2"><text:span text:style-name="T3">No not possible</text:span></text:p>
                        <text:p text:style-name="P2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<text:a xlink:href="http://supervisord.org/installing.html" xlink:type="simple">Other Installation method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Kick Start? Yes!</text:span></text:p>
          </draw:text-box>
        </draw:frame>
        <draw:frame presentation:style-name="pr4" draw:text-style-name="P5" draw:layer="layout" svg:width="38.861cm" svg:height="16.203cm" svg:x="2.158cm" svg:y="6.537cm" presentation:class="outlin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See what options exists </text:span></text:p>
                <text:list>
                  <text:list-header>
                    <text:p><text:span text:style-name="T6">&lt;echo_supervisord_conf&gt;</text:span></text:p>
                  </text:list-header>
                </text:list>
                <text:p><text:span text:style-name="T5"/></text:p>
              </text:list-item>
              <text:list-item>
                <text:p><text:span text:style-name="T5"><text:a xlink:href="http://supervisord.org/installing.html#creating-a-configuration-file" xlink:type="simple">Create your config file like this</text:a></text:span></text:p>
                <text:p><text:span text:style-name="T5"/></text:p>
              </text:list-item>
              <text:list-item>
                <text:p><text:span text:style-name="T5">What are we waiting for ???</text:span></text:p>
                <text:list>
                  <text:list-header>
                    <text:p><text:span text:style-name="T5">&lt;supervisord -c /etc/supervisor/supervisord.conf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38.861cm" svg:height="4.665cm" svg:x="2.158cm" svg:y="1.113cm" presentation:class="title" presentation:user-transformed="true">
          <draw:text-box>
            <text:p><text:span text:style-name="T4">Alright. So what does it do.</text:span></text:p>
          </draw:text-box>
        </draw:frame>
        <draw:frame presentation:style-name="pr6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5">Not a replacement for upstart/systemd/init</text:span></text:p>
                <text:p><text:span text:style-name="T5"/></text:p>
              </text:list-item>
              <text:list-item>
                <text:p><text:span text:style-name="T5">Compliments service manager. How?</text:span></text:p>
                <text:list>
                  <text:list-item>
                    <text:p><text:span text:style-name="T6">Service manager start your process on boot, but do not monitor crash</text:span></text:p>
                  </text:list-item>
                  <text:list-item>
                    <text:p><text:span text:style-name="T6">Does not depend of pid files</text:span></text:p>
                  </text:list-item>
                  <text:list-item>
                    <text:p><text:span text:style-name="T6">Allows non root users to start/stop/restart user level services</text:span></text:p>
                  </text:list-item>
                  <text:list-item>
                    <text:p><text:span text:style-name="T6">Ordering of service start up</text:span></text:p>
                  </text:list-item>
                  <text:list-item>
                    <text:p><text:span text:style-name="T6">Daemonizes your script and logs its &lt;stdout&gt; and &lt;stderr&gt;</text:span></text:p>
                  </text:list-item>
                  <text:list-item>
                    <text:p><text:span text:style-name="T6">Provides hooks you could exploit in your code </text:span><text:span text:style-name="T5"><text:s/></text:span></text:p>
                  </text:list-item>
                </text:list>
                <text:p><text:span text:style-name="T5"/></text:p>
              </text:list-item>
              <text:list-item>
                <text:p><text:span text:style-name="T5"><text:a xlink:href="http://supervisord.org/introduction.html#overview" xlink:type="simple">Read it yourselv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Whats it got?</text:span></text:p>
          </draw:text-box>
        </draw:frame>
        <draw:frame presentation:style-name="pr7" draw:text-style-name="P5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5">The server &lt;supervisord&gt;</text:span></text:p>
                <text:p><text:span text:style-name="T5"/></text:p>
              </text:list-item>
              <text:list-item>
                <text:p><text:span text:style-name="T5">The client &lt;supervisorctl&gt;</text:span></text:p>
                <text:p><text:span text:style-name="T5"/></text:p>
              </text:list-item>
              <text:list-item>
                <text:p><text:span text:style-name="T5">What else?</text:span></text:p>
                <text:list>
                  <text:list-item>
                    <text:p><text:span text:style-name="T6">'</text:span><text:span text:style-name="T6"><text:a xlink:href="http://supervisord.org/api.html" xlink:type="simple">XML-RPC API</text:a></text:span><text:span text:style-name="T6">'</text:span></text:p>
                  </text:list-item>
                  <text:list-item>
                    <text:p><text:span text:style-name="T6">'Web UI'</text:span></text:p>
                  </text:list-item>
                  <text:list-item>
                    <text:p><text:span text:style-name="T6">'Event management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Lets Process!</text:span></text:p>
          </draw:text-box>
        </draw:frame>
        <draw:frame presentation:style-name="pr8" draw:text-style-name="P5" draw:layer="layout" svg:width="38.86cm" svg:height="16.203cm" svg:x="2.158cm" svg:y="6.537cm" presentation:class="outline" presentation:user-transformed="true">
          <draw:text-box>
            <text:list text:style-name="L1">
              <text:list-item>
                <text:p><text:span text:style-name="T7"><text:s text:c="2"/></text:span><text:span text:style-name="T7">Your process need not be a daemon</text:span></text:p>
              </text:list-item>
              <text:list-item>
                <text:p><text:span text:style-name="T7"><text:s text:c="2"/></text:span><text:span text:style-name="T7">Could be as simle as printing a few lines</text:span></text:p>
                <text:list>
                  <text:list-item>
                    <text:p><text:span text:style-name="T8">Yes just print. Supervisord will log it for you.</text:span></text:p>
                  </text:list-item>
                </text:list>
              </text:list-item>
            </text:list>
            <text:p text:style-name="P6"><text:span text:style-name="T9">import os</text:span></text:p>
            <text:p><text:span text:style-name="T10">import time</text:span></text:p>
            <text:p><text:span text:style-name="T10">sin, sout, serr = os.popen3('ps -ef ')</text:span></text:p>
            <text:p><text:span text:style-name="T10">while 1:</text:span></text:p>
            <text:p><text:span text:style-name="T10"><text:s text:c="4"/></text:span><text:span text:style-name="T10">print sout.read()</text:span></text:p>
            <text:p><text:span text:style-name="T10"><text:s text:c="4"/></text:span><text:span text:style-name="T10">print serr.read()</text:span></text:p>
            <text:p><text:span text:style-name="T10"><text:s text:c="4"/></text:span><text:span text:style-name="T10">time.sleep(10)</text:span></text:p>
            <text:p><text:span text:style-name="T5"/></text:p>
            <text:list text:continue-numbering="true" text:style-name="L1">
              <text:list-item>
                <text:p><text:span text:style-name="T5"><text:s text:c="2"/></text:span><text:span text:style-name="T11"><text:a xlink:href="http://supervisord.org/running.html#adding-a-program" xlink:type="simple">Tell supervisord to manage your process</text:a></text:span></text:p>
              </text:list-item>
            </text:list>
            <text:p text:style-name="P6"><text:span text:style-name="T12">[program:process_check]</text:span></text:p>
            <text:p><text:span text:style-name="T13">command=python /home/akandavelu/spyder/supervisord_learning/process_check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2-06T20:30:52</dc:date>
          <text:p/>
        </officeooo:annotation>
      </draw:page>
      <draw:page draw:name="page6" draw:style-name="dp1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Start ! Stop ! Restart !</text:span></text:p>
          </draw:text-box>
        </draw:frame>
        <draw:frame presentation:style-name="pr9" draw:layer="layout" svg:width="29.442cm" svg:height="6.663cm" svg:x="5.8cm" svg:y="13.337cm" presentation:class="outline" presentation:user-transformed="true">
          <draw:text-box>
            <text:list text:style-name="L3">
              <text:list-item>
                <text:p><text:span text:style-name="T5">Relax ! supervisorctl <text:s/>will do it for you.</text:span> </text:p>
              </text:list-item>
            </text:list>
            <text:p text:style-name="P6"><text:span text:style-name="T14">supervisorctl -u user -p 123 status process_check</text:span></text:p>
            <text:p text:style-name="P6"><text:span text:style-name="T14">supervisorctl -u user -p 123 restart process_check</text:span></text:p>
            <text:p text:style-name="P6"><text:span text:style-name="T14">supervisorctl -u user -p 123 stop process_check</text:span></text:p>
            <text:p text:style-name="P6"><text:span text:style-name="T14">supervisorctl -u user -p 123 tail process_check</text:span></text:p>
            <text:p text:style-name="P6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That is not all</text:span></text:p>
          </draw:text-box>
        </draw:frame>
        <draw:frame presentation:style-name="pr10" draw:layer="layout" svg:width="38.861cm" svg:height="11.863cm" svg:x="2.16cm" svg:y="8.039cm" presentation:class="outline" presentation:user-transformed="true">
          <draw:text-box>
            <text:list text:style-name="L3">
              <text:list-item>
                <text:p><text:span text:style-name="T5">Process will be started in the order in which they are specified</text:span></text:p>
              </text:list-item>
              <text:list-item>
                <text:p><text:span text:style-name="T5">More control on process is available through events</text:span></text:p>
              </text:list-item>
              <text:list-item>
                <text:p><text:span text:style-name="T5">Process can be started/stopped in groups</text:span></text:p>
              </text:list-item>
              <text:list-item>
                <text:p><text:span text:style-name="T5">Complete list of </text:span><text:span text:style-name="T5"><text:a xlink:href="http://supervisord.org/configuration.html#program-x-section-settings" xlink:type="simple">process option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Lets do it on Web</text:span></text:p>
          </draw:text-box>
        </draw:frame>
        <draw:frame presentation:style-name="pr11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5">Enable XML RPC and HTTP in supervisor config file</text:span></text:p>
              </text:list-item>
            </text:list>
            <text:p text:style-name="P7"><text:span text:style-name="T16">[unix_http_server]</text:span></text:p>
            <text:p text:style-name="P8"><text:span text:style-name="T17"/></text:p>
            <text:p text:style-name="P8"><text:span text:style-name="T17">file=/tmp/supervisor.sock <text:s text:c="2"/>; (the path to the socket file)</text:span></text:p>
            <text:p text:style-name="P8"><text:span text:style-name="T17">chmod=0700 <text:s text:c="16"/>; socket file mode (default 0700)</text:span></text:p>
            <text:p text:style-name="P8"><text:span text:style-name="T17">chown=nobody:nogroup <text:s text:c="6"/>; socket file uid:gid owner</text:span></text:p>
            <text:p text:style-name="P8"><text:span text:style-name="T17">username=user <text:s text:c="13"/>; (default is no username (open server))</text:span></text:p>
            <text:p text:style-name="P8"><text:span text:style-name="T17">password=123 <text:s text:c="14"/>; (default is no password (open server))</text:span></text:p>
            <text:p text:style-name="P8"><text:span text:style-name="T17"/></text:p>
            <text:p text:style-name="P8"><text:span text:style-name="T17">[inet_http_server] <text:s text:c="8"/>; inet (TCP) server disabled by default</text:span></text:p>
            <text:p text:style-name="P8"><text:span text:style-name="T17">port=127.0.0.1:9001 <text:s text:c="7"/>; (ip_address:port specifier, *:port for all iface)</text:span></text:p>
            <text:p text:style-name="P8"><text:span text:style-name="T17">username=user <text:s text:c="13"/>; (default is no username (open server))</text:span></text:p>
            <text:p text:style-name="P8"><text:span text:style-name="T17">password=123 <text:s text:c="14"/>; (default is no password (open server))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38.861cm" svg:height="6.589cm" svg:x="2.158cm" svg:y="0.151cm" presentation:class="title">
          <draw:text-box>
            <text:p><text:span text:style-name="T4">Do it from another program</text:span></text:p>
          </draw:text-box>
        </draw:frame>
        <draw:frame presentation:style-name="pr12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5">The XML RPC api allows for interaction to supervisord programatically</text:span></text:p>
              </text:list-item>
            </text:list>
            <text:p><text:span text:style-name="T18"/></text:p>
            <text:p><text:span text:style-name="T18">import xmlrpclib</text:span></text:p>
            <text:p><text:span text:style-name="T18"/></text:p>
            <text:p><text:span text:style-name="T18">server = xmlrpclib.Server('http://localhost:9001/RPC2')</text:span></text:p>
            <text:p><text:span text:style-name="T18"/></text:p>
            <text:p><text:span text:style-name="T18">server.system.listMethods()</text:span></text:p>
            <text:p><text:span text:style-name="T18">server.supervisor.getAllProcessInfo()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Child Process Logging</text:span></text:p>
          </draw:text-box>
        </draw:frame>
        <draw:frame presentation:style-name="pr13" draw:layer="layout" svg:width="38.861cm" svg:height="13.063cm" svg:x="2.16cm" svg:y="7.439cm" presentation:class="outline" presentation:user-transformed="true">
          <draw:text-box>
            <text:list text:style-name="L3">
              <text:list-item>
                <text:p><text:span text:style-name="T5">By default stdout and stderr of child process are stored in /tmp </text:span></text:p>
              </text:list-item>
              <text:list-item>
                <text:p><text:span text:style-name="T5">Can be changed using 'childlogdir' param in config file</text:span></text:p>
              </text:list-item>
              <text:list-item>
                <text:p><text:span text:style-name="T5"><text:a xlink:href="http://supervisord.org/logging.html#child-process-logs" xlink:type="simple">Options</text:a></text:span><text:span text:style-name="T5"> for logging stdout and stderr to separate files, along with max file size are avail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4" draw:layer="layout" svg:width="38.861cm" svg:height="4.665cm" svg:x="2.158cm" svg:y="1.113cm" presentation:class="title" presentation:user-transformed="true">
          <draw:text-box>
            <text:p><text:span text:style-name="T4">Events ??</text:span></text:p>
          </draw:text-box>
        </draw:frame>
        <draw:frame presentation:style-name="pr14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5">To detect process crash and respond accordingly</text:span></text:p>
              </text:list-item>
              <text:list-item>
                <text:p><text:span text:style-name="T5">Generate crash report and notify admin via mail</text:span></text:p>
              </text:list-item>
              <text:list-item>
                <text:p><text:span text:style-name="T5">How does it happen?</text:span></text:p>
                <text:list>
                  <text:list-item>
                    <text:p><text:span text:style-name="T6">User specifies </text:span><text:span text:style-name="T6"><text:a xlink:href="http://supervisord.org/events.html#configuring-an-event-listener" xlink:type="simple">event listeners</text:a></text:span><text:span text:style-name="T6"> in supervisor config file</text:span></text:p>
                  </text:list-item>
                  <text:list-item>
                    <text:p><text:span text:style-name="T6">User specifies what </text:span><text:span text:style-name="T6"><text:a xlink:href="http://supervisord.org/events.html#event-types" xlink:type="simple">event types</text:a></text:span><text:span text:style-name="T6"> the listener should be sent</text:span></text:p>
                  </text:list-item>
                  <text:list-item>
                    <text:p><text:span text:style-name="T6">Supervisord talks to the listener via its stdin and stdout in </text:span><text:span text:style-name="T6"><text:a xlink:href="http://supervisord.org/events.html#writing-an-event-listener" xlink:type="simple">pre defined format</text:a>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8.861cm" svg:height="16.203cm" svg:x="2.16cm" svg:y="5.869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Create a listener</text:span></text:p>
          </draw:text-box>
        </draw:frame>
        <draw:frame presentation:style-name="pr15" draw:layer="layout" svg:width="38.86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5">Configure a listener that subscribes for crash event from a process</text:span></text:p>
              </text:list-item>
            </text:list>
            <text:p text:style-name="P6"><text:span text:style-name="T16">[eventlistener:check_process_crash]</text:span></text:p>
            <text:p><text:span text:style-name="T17">command=python /home/akandavelu/spyder/supervisord_learning/check_process_crash.py</text:span></text:p>
            <text:p><text:span text:style-name="T17">events=PROCESS_STATE_EXITED</text:span></text:p>
            <text:list text:style-name="L2">
              <text:list-item>
                <text:p><text:span text:style-name="T19">Started listener would be invoked every time any process exits</text:span></text:p>
              </text:list-item>
              <text:list-item>
                <text:p><text:span text:style-name="T19">Listeners could aslo be configured to run at a specified frequency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More ?</text:span></text:p>
          </draw:text-box>
        </draw:frame>
        <draw:frame presentation:style-name="pr16" draw:text-style-name="P5" draw:layer="layout" svg:width="38.861cm" svg:height="13.931cm" svg:x="2.16cm" svg:y="7.005cm" presentation:class="outline" presentation:user-transformed="true">
          <draw:text-box>
            <text:list text:style-name="L3">
              <text:list-item>
                <text:p><text:span text:style-name="T5">Writing listeners is easiers in python with 'supervisor.childutils'</text:span></text:p>
              </text:list-item>
              <text:list-item>
                <text:p><text:span text:style-name="T5">Supervisord XML RPI can be customized</text:span></text:p>
              </text:list-item>
              <text:list-item>
                <text:p><text:span text:style-name="T5">Configure supervisord to send mails on events</text:span></text:p>
              </text:list-item>
              <text:list-item>
                <text:p><text:span text:style-name="T5">Automate you build</text:span></text:p>
              </text:list-item>
              <text:list-item>
                <text:p><text:span text:style-name="T5">Third party applications using supervisor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4" draw:layer="layout" svg:width="38.861cm" svg:height="4.665cm" svg:x="2.158cm" svg:y="1.113cm" presentation:class="title">
          <draw:text-box>
            <text:p><text:span text:style-name="T4">More ??</text:span></text:p>
          </draw:text-box>
        </draw:frame>
        <draw:frame presentation:style-name="pr17" draw:layer="layout" svg:width="38.861cm" svg:height="6.663cm" svg:x="2.158cm" svg:y="10.639cm" presentation:class="outline" presentation:user-transformed="true">
          <draw:text-box>
            <text:list text:style-name="L3">
              <text:list-item>
                <text:p><text:span text:style-name="T5">Supervisord is opensource so you can contribute</text:span></text:p>
              </text:list-item>
              <text:list-item>
                <text:p><text:span text:style-name="T5"><text:a xlink:href="http://supervisord.org/xmlrpc.html" xlink:type="simple">Its extensible</text:a></text:span><text:span text:style-name="T5">, so you can add more features on the f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18" draw:text-style-name="P10" draw:layer="layout" svg:width="38.861cm" svg:height="21.628cm" svg:x="2.158cm" svg:y="1.113cm" presentation:class="subtitle">
          <draw:text-box>
            <text:p><text:span text:style-name="T20">Thank You</text:span></text:p>
            <text:p><text:span text:style-name="T21">Ageeleshwar 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RW Gothic L1" svg:font-family="'URW Gothic L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1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8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822cm" svg:x="1cm" svg:y="3.361cm"/>
      <draw:page-thumbnail draw:layer="backgroundobjects" svg:width="8.999cm" svg:height="5.822cm" svg:x="1cm" svg:y="11.937cm"/>
      <draw:page-thumbnail draw:layer="backgroundobjects" svg:width="8.999cm" svg:height="5.822cm" svg:x="1cm" svg:y="20.513cm"/>
      <draw:page-thumbnail draw:layer="backgroundobjects" svg:width="8.999cm" svg:height="5.822cm" svg:x="11cm" svg:y="3.361cm"/>
      <draw:page-thumbnail draw:layer="backgroundobjects" svg:width="8.999cm" svg:height="5.822cm" svg:x="11cm" svg:y="11.937cm"/>
      <draw:page-thumbnail draw:layer="backgroundobjects" svg:width="8.999cm" svg:height="5.822cm" svg:x="11cm" svg:y="20.513cm"/>
    </style:handout-master>
    <style:master-page style:name="Default" style:page-layout-name="PM1" draw:style-name="Mdp1">
      <draw:frame presentation:style-name="Default-title" draw:layer="backgroundobjects" svg:width="38.861cm" svg:height="4.665cm" svg:x="2.158cm" svg:y="1.113cm" presentation:class="title" presentation:placeholder="true">
        <draw:text-box/>
      </draw:frame>
      <draw:frame presentation:style-name="Default-outline1" draw:layer="backgroundobjects" svg:width="38.861cm" svg:height="16.203cm" svg:x="2.158cm" svg:y="6.537cm" presentation:class="outline" presentation:placeholder="true">
        <draw:text-box/>
      </draw:frame>
      <draw:frame presentation:style-name="Mpr1" draw:text-style-name="MP1" draw:layer="backgroundobjects" svg:width="10.06cm" svg:height="1.926cm" svg:x="2.158cm" svg:y="25.4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686cm" svg:height="1.926cm" svg:x="14.766cm" svg:y="25.4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0.06cm" svg:height="1.926cm" svg:x="30.959cm" svg:y="25.4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8:29:58.684604746</meta:creation-date>
    <dc:date>2015-02-09T11:00:53.993408552</dc:date>
    <meta:editing-duration>PT2H54M3S</meta:editing-duration>
    <meta:editing-cycles>55</meta:editing-cycles>
    <meta:generator>LibreOffice/4.3.3.2$Linux_X86_64 LibreOffice_project/430m0$Build-2</meta:generator>
    <meta:document-statistic meta:object-count="81"/>
  </office:meta>
</office:document-meta>
</file>